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ccffff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Emotion</text:p>
          </table:table-cell>
          <table:table-cell office:value-type="string" calcext:value-type="string">
            <text:p>big-6</text:p>
          </table:table-cell>
          <table:table-cell office:value-type="string" calcext:value-type="string">
            <text:p>everyday-categories</text:p>
          </table:table-cell>
          <table:table-cell office:value-type="string" calcext:value-type="string">
            <text:p>occ-categories</text:p>
          </table:table-cell>
          <table:table-cell office:value-type="string" calcext:value-type="string">
            <text:p>fsre-categories</text:p>
          </table:table-cell>
          <table:table-cell office:value-type="string" calcext:value-type="string">
            <text:p>frijda-categories</text:p>
          </table:table-cell>
          <table:table-cell office:value-type="string" calcext:value-type="string">
            <text:p>extra-emotions-1</text:p>
          </table:table-cell>
          <table:table-cell office:value-type="string" calcext:value-type="string">
            <text:p>extra-emotions-2</text:p>
          </table:table-cell>
          <table:table-cell office:value-type="string" calcext:value-type="string">
            <text:p>extra-emotions-3</text:p>
          </table:table-cell>
        </table:table-row>
        <table:table-row table:style-name="ro1">
          <table:table-cell table:style-name="ce1" office:value-type="string" calcext:value-type="string">
            <text:p>abandon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horr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bom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bsorp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sti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pt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mir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do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f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ffection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ffli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gra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gressiv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lar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l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oof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e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maz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mbi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us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guis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nim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xie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aisal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eci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us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oga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mi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stonish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ttra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uda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ver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void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war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w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w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wkwar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a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h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elief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ewilder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itt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lesse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ol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e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ve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righ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m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p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ut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ertain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st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er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lev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los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loud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erc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l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mposur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romi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l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er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orm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s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nsid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on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mp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t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ent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r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urag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urage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et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ritica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ro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ios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aring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ark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enc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fea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fi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ligh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i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sol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pa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spic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term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test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vas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vo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iffide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li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mens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appointmen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belief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dai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gra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gu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illusion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lik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ma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orien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resp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sonanc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trus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turb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min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ub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ub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ul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age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arnes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a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stas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ine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o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l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barrass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mpt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ncour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g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ngross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joy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r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husia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y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otici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phor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xasp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xci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ci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haus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xploi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uber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miliar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asc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at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atigu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estiv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la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on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olish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org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ortun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eedo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igh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is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ust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ulfill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uriou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ur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lant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ay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lad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le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loom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utt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oo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tu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rea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e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l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ppin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ard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mo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elp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esi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esitan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op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orr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ost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o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bl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umili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il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ur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no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mpor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mpuls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mpuls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adequa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adequ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cap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ffere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ce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l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fatu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e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erior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lamm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uri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noc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quisi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secur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signific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pi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sul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te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e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tima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trigu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vulner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rit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lous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jubil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ke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d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eral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b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ife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el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vi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oathing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onel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ou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uc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nac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i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anchol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rr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iser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es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i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ourn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g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ga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gl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rvou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rv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eutra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onchal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stalg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umb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es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ffens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p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ptim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utrag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ralysi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as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assion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ac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ma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rplex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uas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turb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ssim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etrific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lay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leasa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easu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si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we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we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wer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eoccup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ovoc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ovoca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quie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quir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assur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bell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cep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cep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enforc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gre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gre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je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lax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li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i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eluc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r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o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en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nt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erv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gna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is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p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t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vul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dicul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d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fe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lt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rca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isf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corn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sitiv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e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er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ha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c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hy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keptic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noop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rie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u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iri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irite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it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lid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raigh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trengt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bborn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upi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bmis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ubver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l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lk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ll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nn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r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uspic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wee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ympath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a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a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ac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d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s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rri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rr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ught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hrea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hrill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le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raged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um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certain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derstanding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ea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happ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fic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qu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pleasa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se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id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en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eng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ictimiz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ig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i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ulner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arm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ear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ithdraw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o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o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nd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onde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orth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a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17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I40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23:32:49.539792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22:23:04.834221537</meta:creation-date>
    <dc:date>2016-08-02T23:33:02.913312900</dc:date>
    <meta:editing-duration>PT1H16M26S</meta:editing-duration>
    <meta:editing-cycles>73</meta:editing-cycles>
    <meta:generator>LibreOffice/4.2.8.2$Linux_X86_64 LibreOffice_project/420m0$Build-2</meta:generator>
    <meta:document-statistic meta:table-count="1" meta:cell-count="3627" meta:object-count="0"/>
  </office:meta>
</office:document-meta>
</file>